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96b" officeooo:paragraph-rsid="001b296b"/>
    </style:style>
    <style:style style:name="T1" style:family="text">
      <style:text-properties officeooo:rsid="001d1b16"/>
    </style:style>
    <style:style style:name="T2" style:family="text">
      <style:text-properties officeooo:rsid="001e7f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can talk about this through my on life experience, from my young teen years to this very day:</text:p>
      <text:p text:style-name="P1"/>
      <text:p text:style-name="P1">Beginning with my young times, I’m unfortunate to say those years were not so easy, <text:span text:style-name="T1">so play</text:span><text:span text:style-name="T2">ing</text:span><text:span text:style-name="T1"> games was a good </text:span><text:span text:style-name="T2">way to distract myself from all the matters, but back them my free time was i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14:14:17.485000000</dc:date>
    <meta:editing-duration>PT12M34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" meta:word-count="56" meta:character-count="285" meta:non-whitespace-character-count="231"/>
  </office:meta>
</office:document-meta>
</file>